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Table1.F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Kalibracja" style:family="table">
      <style:table-properties style:width="6.6924in" table:align="margins"/>
    </style:style>
    <style:style style:name="Kalibracja.A" style:family="table-column">
      <style:table-column-properties style:column-width="2.2306in" style:rel-column-width="21845*"/>
    </style:style>
    <style:style style:name="Kalibracj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alibracja.C1" style:family="table-cell">
      <style:table-cell-properties fo:padding="0.0382in" fo:border="0.0007in solid #000000"/>
    </style:style>
    <style:style style:name="Kalibracj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alibracj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Żarówka" style:family="table">
      <style:table-properties style:width="6.6924in" table:align="margins"/>
    </style:style>
    <style:style style:name="Żarówka.A" style:family="table-column">
      <style:table-column-properties style:column-width="2.2306in" style:rel-column-width="21845*"/>
    </style:style>
    <style:style style:name="Żarówk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Żarówka.C1" style:family="table-cell">
      <style:table-cell-properties fo:padding="0.0382in" fo:border="0.0007in solid #000000"/>
    </style:style>
    <style:style style:name="Żarówk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Żarówka.B2" style:family="table-cell" style:data-style-name="N2">
      <style:table-cell-properties fo:padding="0.0382in" fo:border-left="0.0007in solid #000000" fo:border-right="none" fo:border-top="none" fo:border-bottom="0.0007in solid #000000"/>
    </style:style>
    <style:style style:name="Żarówka.C2" style:family="table-cell" style:data-style-name="N2">
      <style:table-cell-properties fo:padding="0.0382in" fo:border-left="0.0007in solid #000000" fo:border-right="0.0007in solid #000000" fo:border-top="none" fo:border-bottom="0.0007in solid #000000"/>
    </style:style>
    <style:style style:name="Kompaktowa" style:family="table">
      <style:table-properties style:width="6.6924in" table:align="margins"/>
    </style:style>
    <style:style style:name="Kompaktowa.A" style:family="table-column">
      <style:table-column-properties style:column-width="2.2306in" style:rel-column-width="21845*"/>
    </style:style>
    <style:style style:name="Kompaktowa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Kompaktowa.C1" style:family="table-cell">
      <style:table-cell-properties fo:padding="0.0382in" fo:border="0.0007in solid #000000"/>
    </style:style>
    <style:style style:name="Kompaktowa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Kompaktowa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fo:font-style="normal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4" style:family="paragraph" style:parent-style-name="Standard" style:list-style-name="L6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1" fo:font-size="13pt" fo:font-style="normal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 style:list-style-name="L12">
      <style:paragraph-properties fo:text-align="start" style:justify-single-word="false"/>
    </style:style>
    <style:style style:name="P19" style:family="paragraph" style:parent-style-name="Standard" style:list-style-name="L13">
      <style:paragraph-properties fo:text-align="start" style:justify-single-word="false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list-style-name="L14">
      <style:paragraph-properties fo:text-align="start" style:justify-single-word="false"/>
      <style:text-properties fo:font-weight="bold" style:font-weight-asian="bold" style:font-weight-complex="bold"/>
    </style:style>
    <style:style style:name="P25" style:family="paragraph" style:parent-style-name="Standard" style:list-style-name="L14">
      <style:paragraph-properties fo:text-align="start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0pt" style:font-name-asian="Courier New" style:font-size-asian="10pt" style:font-name-complex="Courier New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" style:family="text">
      <style:text-properties style:font-name="Courier New" fo:font-size="11pt" fo:font-style="normal" style:font-name-asian="Courier New" style:font-size-asian="11pt" style:font-style-asian="normal" style:font-name-complex="Courier New" style:font-size-complex="11pt" style:font-style-complex="normal"/>
    </style:style>
    <style:style style:name="T2" style:family="text">
      <style:text-properties style:font-name="Courier New" fo:font-size="11pt" fo:font-style="normal" style:font-size-asian="11pt" style:font-style-asian="normal" style:font-size-complex="11pt" style:font-style-complex="normal"/>
    </style:style>
    <style:style style:name="T3" style:family="text">
      <style:text-properties style:font-name="Times New Roman1" fo:font-style="normal" style:font-name-asian="Courier New" style:font-style-asian="normal" style:font-name-complex="Courier New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222222" style:font-name="monospace" fo:letter-spacing="normal"/>
    </style:style>
    <style:style style:name="T6" style:family="text">
      <style:text-properties fo:font-variant="normal" fo:text-transform="none" fo:color="#222222" style:font-name="Times New Roman" fo:font-size="12pt" fo:letter-spacing="normal" style:font-size-asian="12pt" style:font-size-complex="12pt"/>
    </style:style>
    <style:style style:name="T7" style:family="text">
      <style:text-properties fo:font-variant="normal" fo:text-transform="none" fo:color="#222222" style:text-position="0% 100%" style:font-name="Times New Roman" fo:font-size="12pt" fo:letter-spacing="normal" style:font-size-asian="12pt" style:font-size-complex="12pt"/>
    </style:style>
    <style:style style:name="T8" style:family="text">
      <style:text-properties fo:font-variant="normal" fo:text-transform="none" fo:color="#222222" style:text-position="0% 100%" style:font-name="Times New Roman" fo:font-size="12pt" fo:letter-spacing="normal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" style:family="text">
      <style:text-properties fo:font-variant="normal" fo:text-transform="none" fo:color="#222222" style:text-position="0% 100%" style:font-name="Times New Roman" fo:letter-spacing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position="-33% 58%"/>
    </style:style>
    <style:style style:name="T12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-33% 58%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4" style:family="text">
      <style:text-properties style:text-position="0% 100%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Jacek Noga<text:tab/><text:tab/><text:tab/><text:tab/><text:tab/> <text:s/><text:tab/><text:tab/><text:tab/><text:tab/><text:tab/><text:tab/> <text:s text:c="5"/>10.10.2017</text:p>
      <text:p text:style-name="Standard">II ISSP<text:tab/><text:tab/><text:tab/><text:tab/><text:tab/><text:tab/><text:tab/><text:tab/><text:tab/><text:tab/> <text:s text:c="10"/>dr Artur Trembułowicz</text:p>
      <text:p text:style-name="Standard">Wtorek, 13:00</text:p>
      <text:p text:style-name="Standard"/>
      <text:p text:style-name="P1">Ćwiczenie nr 71</text:p>
      <text:p text:style-name="P22"/>
      <text:p text:style-name="P22">Temat: BADANIE ELEKTRYCZNYCH ŹRÓDEŁ ŚWIATŁA </text:p>
      <text:p text:style-name="P22"/>
      <text:p text:style-name="P22"/>
      <text:p text:style-name="P22"/>
      <table:table table:name="Kalibracja" table:style-name="Kalibracja">
        <table:table-column table:style-name="Kalibracja.A" table:number-columns-repeated="3"/>
        <table:table-row>
          <table:table-cell table:style-name="Kalibracja.A1" office:value-type="string">
            <text:p text:style-name="P27">Odległość x [m]</text:p>
          </table:table-cell>
          <table:table-cell table:style-name="Kalibracja.A1" office:value-type="string">
            <text:p text:style-name="P27">Natężenie fotoprądu źródła wzorcowego I<text:span text:style-name="T11">fwz </text:span><text:span text:style-name="T14">[µA]</text:span></text:p>
          </table:table-cell>
          <table:table-cell table:style-name="Kalibracja.C1" office:value-type="string">
            <text:p text:style-name="P27">Światłość źródła wzorcowego J [cd]</text:p>
          </table:table-cell>
        </table:table-row>
        <table:table-row>
          <table:table-cell table:style-name="Kalibracja.A2" office:value-type="float" office:value="0.2">
            <text:p text:style-name="P27">0.2</text:p>
          </table:table-cell>
          <table:table-cell table:style-name="Kalibracja.A2" office:value-type="float" office:value="2.06">
            <text:p text:style-name="P27">2.06</text:p>
          </table:table-cell>
          <table:table-cell table:style-name="Kalibracja.C2" office:value-type="float" office:value="6">
            <text:p text:style-name="P27">6</text:p>
          </table:table-cell>
        </table:table-row>
      </table:table>
      <text:p text:style-name="P22"/>
      <text:p text:style-name="P22"/>
      <table:table table:name="Żarówka" table:style-name="Żarówka">
        <table:table-column table:style-name="Żarówka.A" table:number-columns-repeated="3"/>
        <table:table-row>
          <table:table-cell table:style-name="Żarówka.A1" office:value-type="string">
            <text:p text:style-name="P27">Napięcie prądu [V]</text:p>
          </table:table-cell>
          <table:table-cell table:style-name="Żarówka.A1" office:value-type="string">
            <text:p text:style-name="P27">Natężenie prądu płynącego przez żarówkę [A]</text:p>
          </table:table-cell>
          <table:table-cell table:style-name="Żarówka.C1" office:value-type="string">
            <text:p text:style-name="P27">Natężenie fotoprądu I<text:span text:style-name="T11">f </text:span>[µA]</text:p>
          </table:table-cell>
        </table:table-row>
        <table:table-row>
          <table:table-cell table:style-name="Żarówka.A2" office:value-type="float" office:value="100">
            <text:p text:style-name="P27">100</text:p>
          </table:table-cell>
          <table:table-cell table:style-name="Żarówka.B2" office:value-type="float" office:value="71.3">
            <text:p text:style-name="P27">71.30</text:p>
          </table:table-cell>
          <table:table-cell table:style-name="Żarówka.C2" office:value-type="float" office:value="2">
            <text:p text:style-name="P27">2.00</text:p>
          </table:table-cell>
        </table:table-row>
        <table:table-row>
          <table:table-cell table:style-name="Żarówka.A2" office:value-type="float" office:value="120">
            <text:p text:style-name="P27">120</text:p>
          </table:table-cell>
          <table:table-cell table:style-name="Żarówka.B2" office:value-type="float" office:value="77.6">
            <text:p text:style-name="P27">77.60</text:p>
          </table:table-cell>
          <table:table-cell table:style-name="Żarówka.C2" office:value-type="float" office:value="4.72">
            <text:p text:style-name="P27">4.72</text:p>
          </table:table-cell>
        </table:table-row>
        <table:table-row>
          <table:table-cell table:style-name="Żarówka.A2" office:value-type="float" office:value="140">
            <text:p text:style-name="P27">140</text:p>
          </table:table-cell>
          <table:table-cell table:style-name="Żarówka.B2" office:value-type="float" office:value="84">
            <text:p text:style-name="P27">84.00</text:p>
          </table:table-cell>
          <table:table-cell table:style-name="Żarówka.C2" office:value-type="float" office:value="9.04">
            <text:p text:style-name="P27">9.04</text:p>
          </table:table-cell>
        </table:table-row>
        <table:table-row>
          <table:table-cell table:style-name="Żarówka.A2" office:value-type="float" office:value="160">
            <text:p text:style-name="P27">160</text:p>
          </table:table-cell>
          <table:table-cell table:style-name="Żarówka.B2" office:value-type="float" office:value="88.2">
            <text:p text:style-name="P27">88.20</text:p>
          </table:table-cell>
          <table:table-cell table:style-name="Żarówka.C2" office:value-type="float" office:value="13.82">
            <text:p text:style-name="P27">13.82</text:p>
          </table:table-cell>
        </table:table-row>
        <table:table-row>
          <table:table-cell table:style-name="Żarówka.A2" office:value-type="float" office:value="180">
            <text:p text:style-name="P27">180</text:p>
          </table:table-cell>
          <table:table-cell table:style-name="Żarówka.B2" office:value-type="float" office:value="93.1">
            <text:p text:style-name="P27">93.10</text:p>
          </table:table-cell>
          <table:table-cell table:style-name="Żarówka.C2" office:value-type="float" office:value="22.06">
            <text:p text:style-name="P27">22.06</text:p>
          </table:table-cell>
        </table:table-row>
        <table:table-row>
          <table:table-cell table:style-name="Żarówka.A2" office:value-type="float" office:value="200">
            <text:p text:style-name="P27">200</text:p>
          </table:table-cell>
          <table:table-cell table:style-name="Żarówka.B2" office:value-type="float" office:value="98.2">
            <text:p text:style-name="P27">98.20</text:p>
          </table:table-cell>
          <table:table-cell table:style-name="Żarówka.C2" office:value-type="float" office:value="32.98">
            <text:p text:style-name="P27">32.98</text:p>
          </table:table-cell>
        </table:table-row>
        <table:table-row>
          <table:table-cell table:style-name="Żarówka.A2" office:value-type="float" office:value="220">
            <text:p text:style-name="P27">220</text:p>
          </table:table-cell>
          <table:table-cell table:style-name="Żarówka.B2" office:value-type="float" office:value="102.5">
            <text:p text:style-name="P27">102.50</text:p>
          </table:table-cell>
          <table:table-cell table:style-name="Żarówka.C2" office:value-type="float" office:value="46.92">
            <text:p text:style-name="P27">46.92</text:p>
          </table:table-cell>
        </table:table-row>
      </table:table>
      <text:p text:style-name="P22"/>
      <text:p text:style-name="P22"/>
      <table:table table:name="Kompaktowa" table:style-name="Kompaktowa">
        <table:table-column table:style-name="Kompaktowa.A" table:number-columns-repeated="3"/>
        <table:table-row>
          <table:table-cell table:style-name="Kompaktowa.A1" office:value-type="string">
            <text:p text:style-name="P27">Odległość x [m]</text:p>
          </table:table-cell>
          <table:table-cell table:style-name="Kompaktowa.A1" office:value-type="string">
            <text:p text:style-name="P27">Natężenie fotoprądu I<text:span text:style-name="T11">f </text:span><text:span text:style-name="T14">[µA]</text:span></text:p>
          </table:table-cell>
          <table:table-cell table:style-name="Kompaktowa.C1" office:value-type="string">
            <text:p text:style-name="P27">Moc P żarówki [W]</text:p>
          </table:table-cell>
        </table:table-row>
        <table:table-row>
          <table:table-cell table:style-name="Kompaktowa.A2" office:value-type="float" office:value="0.2">
            <text:p text:style-name="P27">0.2</text:p>
          </table:table-cell>
          <table:table-cell table:style-name="Kompaktowa.A2" office:value-type="float" office:value="152.51">
            <text:p text:style-name="P27">152.51</text:p>
          </table:table-cell>
          <table:table-cell table:style-name="Kompaktowa.C2" office:value-type="float" office:value="10">
            <text:p text:style-name="P27">10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"/>
      <text:p text:style-name="P1"><text:soft-page-break/>Zagadnienia teoretyczne</text:p>
      <text:p text:style-name="P22"/>
      <text:list xml:id="list2834715860840768541" text:style-name="L14">
        <text:list-item>
          <text:p text:style-name="P24">Światło jako promieniowanie elektromagnetyczne</text:p>
          <text:list>
            <text:list-item>
              <text:p text:style-name="P25">Światłem nazywamy rozchodzące się w przestrzeni zaburzenie fali elektromagnetycznej, gdzie zaburzenie rozumiemy jako wzajemną indukcję pola elektrycznego i magnetycznego. Dodatkowo ze względu na falową naturę światło posiada podobne właściowości do dźwięków, czyli ulega dyfrakcji, interferencji oraz spełnia prawa odbicia i załamania.</text:p>
            </text:list-item>
          </text:list>
        </text:list-item>
      </text:list>
      <text:p text:style-name="P23"/>
      <text:list xml:id="list41378108" text:continue-numbering="true" text:style-name="L14">
        <text:list-item>
          <text:p text:style-name="P24">Światło widzialne</text:p>
          <text:list>
            <text:list-item>
              <text:p text:style-name="P25">Jest to zakres fal elektromagnetycznych będacych widzialnych dla ludzkiego oka, czyli z zakresu długości wynoszącego ok. 430 – 690 nm. </text:p>
            </text:list-item>
          </text:list>
        </text:list-item>
      </text:list>
      <text:p text:style-name="P23"/>
      <text:list xml:id="list41363769" text:continue-numbering="true" text:style-name="L14">
        <text:list-item>
          <text:p text:style-name="P24">Źródła światła</text:p>
          <text:list>
            <text:list-item>
              <text:p text:style-name="P25">Termiczne – emitujące promieniowanie elektromagnetyczne ze względu na osiągnięcie wysokiej temperatury np. Gwiazdy, żarówki.</text:p>
            </text:list-item>
            <text:list-item>
              <text:p text:style-name="P25">Fluoroscencyjne – atomy gazu pobudzone do świecenia przez pole elektryczne w zjonizowanym gazie np. Lampa fluoroscencyjna.</text:p>
            </text:list-item>
            <text:list-item>
              <text:p text:style-name="P25">Luminescencyjne – wywołane przez czynniki inne niż ciepło np. Lasery, diody.</text:p>
            </text:list-item>
          </text:list>
        </text:list-item>
      </text:list>
      <text:p text:style-name="P23"/>
      <text:list xml:id="list41347163" text:continue-numbering="true" text:style-name="L14">
        <text:list-item>
          <text:p text:style-name="P24">Wielkości fotometryczne</text:p>
          <text:list>
            <text:list-item>
              <text:p text:style-name="P25">Kandela [1 cd] – jednostka światłości źródła światła, czyli pochodnej strumienia światła po kącie bryłowym.</text:p>
            </text:list-item>
            <text:list-item>
              <text:p text:style-name="P25">Luks [1 lx] – jednostka natężenia oświetlenia E, czyli strumienia światła do powierzchni padania.</text:p>
            </text:list-item>
            <text:list-item>
              <text:p text:style-name="P25">Lumen [1 lm] – jednostka strumienia świetlnego wysyłanego przez źródło światła, emitujące moc 1/683 wata promieniowania monohromatycznego o długości fali 555 nm.</text:p>
            </text:list-item>
          </text:list>
        </text:list-item>
      </text:list>
      <text:p text:style-name="P23"/>
      <text:p text:style-name="P22"/>
      <text:p text:style-name="P1">Źródła</text:p>
      <text:p text:style-name="P1"/>
      <text:list xml:id="list1235077271785632592" text:style-name="L16">
        <text:list-item>
          <text:p text:style-name="P26">Resneck, Haliday - “Podstawy fizyki 4”, rozdział 34.</text:p>
        </text:list-item>
        <text:list-item>
          <text:p text:style-name="P26">Wstęp do ćwiczenia 71.</text:p>
        </text:list-item>
        <text:list-item>
          <text:p text:style-name="P6"><text:span text:style-name="T10">Wkipedia</text:span></text:p>
        </text:list-item>
      </text:list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oft-page-break/><text:span text:style-name="T10"/></text:p>
      <text:p text:style-name="P1">Opracowanie wyników pomiarów</text:p>
      <text:p text:style-name="P1"/>
      <text:list xml:id="list7103814494319679338" text:style-name="L1">
        <text:list-item>
          <text:p text:style-name="P4">Obliczenie strumieni świetlnych żarówki i żarówki kompaktowej przy napięciu 220V.</text:p>
        </text:list-item>
      </text:list>
      <text:p text:style-name="P2"/>
      <text:p text:style-name="P2"><text:tab/><draw:frame draw:style-name="fr1" draw:name="Object1" text:anchor-type="as-char" svg:width="1.0953in" svg:height="0.4425in" draw:z-index="0"><draw:object xlink:href="./Object 1" xlink:type="simple" xlink:show="embed" xlink:actuate="onLoad"/><draw:image xlink:href="./ObjectReplacements/Object 1" xlink:type="simple" xlink:show="embed" xlink:actuate="onLoad"/></draw:frame>, gdzie n = 1 (dla żarówki) lub 2 (dla żarówki kompaktowej),</text:p>
      <text:p text:style-name="P2"><text:tab/><text:tab/><text:tab/> <text:s text:c="6"/>natomiast <draw:frame draw:style-name="fr1" draw:name="Object3" text:anchor-type="as-char" svg:width="0.1866in" svg:height="0.2091in" draw:z-index="2"><draw:object xlink:href="./Object 3" xlink:type="simple" xlink:show="embed" xlink:actuate="onLoad"/><draw:image xlink:href="./ObjectReplacements/Object 3" xlink:type="simple" xlink:show="embed" xlink:actuate="onLoad"/></draw:frame>to natężenie fotoprądu.</text:p>
      <text:p text:style-name="P2"><text:tab/> <draw:frame draw:style-name="fr1" draw:name="Object4" text:anchor-type="as-char" svg:width="3.3638in" svg:height="0.4484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text:tab/>Dla żarówki kompaktowej</text:p>
      <text:p text:style-name="P2"/>
      <text:p text:style-name="P2"><text:tab/> <draw:frame draw:style-name="fr1" draw:name="Object6" text:anchor-type="as-char" svg:width="2.4862in" svg:height="0.4484in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3"><text:tab/>Strumień wzorcowy obliczamy ze wzoru<draw:frame draw:style-name="fr2" draw:name="Object2" text:anchor-type="as-char" svg:y="-0.1535in" svg:width="1.5665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text:tab/></text:p>
      <text:p text:style-name="P2"><text:tab/><draw:frame draw:style-name="fr1" draw:name="Object7" text:anchor-type="as-char" svg:width="1.878in" svg:height="0.2091in" draw:z-index="3"><draw:object xlink:href="./Object 7" xlink:type="simple" xlink:show="embed" xlink:actuate="onLoad"/><draw:image xlink:href="./ObjectReplacements/Object 7" xlink:type="simple" xlink:show="embed" xlink:actuate="onLoad"/></draw:frame>.</text:p>
      <text:p text:style-name="P2"/>
      <text:p text:style-name="P2"><text:tab/>Przekształcając pierwszy wzór wyliczamy światłość <text:span text:style-name="T1"><draw:frame draw:style-name="fr1" draw:name="Object8" text:anchor-type="as-char" svg:width="0.8528in" svg:height="0.4425in" draw:z-index="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7"/>
      <text:p text:style-name="P2"><text:span text:style-name="T1"><text:tab/></text:span><text:span text:style-name="T1"><draw:frame draw:style-name="fr1" draw:name="Object9" text:anchor-type="as-char" svg:width="2.6764in" svg:height="0.3937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7"/>
      <text:p text:style-name="P2"><text:span text:style-name="T1"><text:tab/></text:span><text:span text:style-name="T1"><draw:frame draw:style-name="fr1" draw:name="Object10" text:anchor-type="as-char" svg:width="2.6772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7"/>
      <text:p text:style-name="P2"><text:span text:style-name="T1"><text:tab/></text:span><text:span text:style-name="T3">Podobnie wyliczamy strumienie świetlne ze wzoru </text:span><text:span text:style-name="T3"><draw:frame draw:style-name="fr1" draw:name="Object11" text:anchor-type="as-char" svg:width="0.9543in" svg:height="0.4429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"/>
      <text:p text:style-name="P2"><text:span text:style-name="T3"><text:tab/></text:span><text:span text:style-name="T3"><draw:frame draw:style-name="fr1" draw:name="Object12" text:anchor-type="as-char" svg:width="3.1307in" svg:height="0.3929in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8"/>
      <text:p text:style-name="P2"><text:span text:style-name="T3"><text:tab/></text:span><text:span text:style-name="T3"><draw:frame draw:style-name="fr1" draw:name="Object13" text:anchor-type="as-char" svg:width="3.0665in" svg:height="0.3937in" draw:z-index="1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8"/>
      <text:p text:style-name="P2"><text:span text:style-name="T3"><text:tab/>Moc zasilania żarówki </text:span><text:span text:style-name="T3"><draw:frame draw:style-name="fr1" draw:name="Object14" text:anchor-type="as-char" svg:width="3.2134in" svg:height="0.2146in" draw:z-index="1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8"/>
      <text:p text:style-name="P2"><text:span text:style-name="T3"><text:tab/>Sprawności świetlne wyliczamy ze wzoru </text:span><text:span text:style-name="T3"><draw:frame draw:style-name="fr1" draw:name="Object15" text:anchor-type="as-char" svg:width="0.5811in" svg:height="0.4429in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8"/>
      <text:p text:style-name="P2"><text:span text:style-name="T3"><draw:frame draw:style-name="fr1" draw:name="Object16" text:anchor-type="as-char" svg:width="3.0335in" svg:height="0.4429in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"><draw:frame draw:style-name="fr1" draw:name="Object17" text:anchor-type="as-char" svg:width="3.1236in" svg:height="0.4429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8"/>
      <text:p text:style-name="P2"><text:span text:style-name="T3"><text:tab/>Sprawność świetlna żarówki kompaktowej jest </text:span><text:span text:style-name="T3"><draw:frame draw:style-name="fr1" draw:name="Object18" text:anchor-type="as-char" svg:width="1.911in" svg:height="0.4425in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3">razy większa <text:tab/>niż zwykłej żarówki.</text:span></text:p>
      <text:p text:style-name="P11"><text:soft-page-break/></text:p>
      <text:p text:style-name="P11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9">NapięcieU[V]</text:p>
          </table:table-cell>
          <table:table-cell table:style-name="Table1.A1" office:value-type="string">
            <text:p text:style-name="P29">Natężenie fotoprądu i<text:span text:style-name="T11">f</text:span><text:span text:style-name="T14">[µA]</text:span></text:p>
          </table:table-cell>
          <table:table-cell table:style-name="Table1.A1" office:value-type="string">
            <text:p text:style-name="P29">Natężenie prądu i<text:span text:style-name="T14">[µA]</text:span></text:p>
          </table:table-cell>
          <table:table-cell table:style-name="Table1.A1" office:value-type="string">
            <text:p text:style-name="P29">Moc żarówki P [W]</text:p>
          </table:table-cell>
          <table:table-cell table:style-name="Table1.A1" office:value-type="string">
            <text:p text:style-name="P29">Strumień światła <text:span text:style-name="T2">Φ </text:span>[lm]</text:p>
          </table:table-cell>
          <table:table-cell table:style-name="Table1.F1" office:value-type="string">
            <text:p text:style-name="P29">Sprawność świetlna <text:span text:style-name="T2">η</text:span></text:p>
          </table:table-cell>
        </table:table-row>
        <table:table-row>
          <table:table-cell table:style-name="Table1.A2" office:value-type="float" office:value="100">
            <text:p text:style-name="P28">100</text:p>
          </table:table-cell>
          <table:table-cell table:style-name="Table1.B2" office:value-type="float" office:value="2">
            <text:p text:style-name="P28">2.00</text:p>
          </table:table-cell>
          <table:table-cell table:style-name="Table1.B2" office:value-type="float" office:value="71.3">
            <text:p text:style-name="P28">71.30</text:p>
          </table:table-cell>
          <table:table-cell table:style-name="Table1.B2" office:value-type="float" office:value="7.13">
            <text:p text:style-name="P28">7.13</text:p>
          </table:table-cell>
          <table:table-cell table:style-name="Table1.B2" office:value-type="float" office:value="5.83">
            <text:p text:style-name="P28">5.83</text:p>
          </table:table-cell>
          <table:table-cell table:style-name="Table1.F2" office:value-type="float" office:value="0.82">
            <text:p text:style-name="P28">0.82</text:p>
          </table:table-cell>
        </table:table-row>
        <table:table-row>
          <table:table-cell table:style-name="Table1.A2" office:value-type="float" office:value="120">
            <text:p text:style-name="P28">120</text:p>
          </table:table-cell>
          <table:table-cell table:style-name="Table1.B2" office:value-type="float" office:value="4.72">
            <text:p text:style-name="P28">4.72</text:p>
          </table:table-cell>
          <table:table-cell table:style-name="Table1.B2" office:value-type="float" office:value="77.6">
            <text:p text:style-name="P28">77.60</text:p>
          </table:table-cell>
          <table:table-cell table:style-name="Table1.B2" office:value-type="float" office:value="9.31">
            <text:p text:style-name="P28">9.31</text:p>
          </table:table-cell>
          <table:table-cell table:style-name="Table1.B2" office:value-type="float" office:value="13.75">
            <text:p text:style-name="P28">13.75</text:p>
          </table:table-cell>
          <table:table-cell table:style-name="Table1.F2" office:value-type="float" office:value="1.48">
            <text:p text:style-name="P28">1.48</text:p>
          </table:table-cell>
        </table:table-row>
        <table:table-row>
          <table:table-cell table:style-name="Table1.A2" office:value-type="float" office:value="140">
            <text:p text:style-name="P28">140</text:p>
          </table:table-cell>
          <table:table-cell table:style-name="Table1.B2" office:value-type="float" office:value="9.04">
            <text:p text:style-name="P28">9.04</text:p>
          </table:table-cell>
          <table:table-cell table:style-name="Table1.B2" office:value-type="float" office:value="84">
            <text:p text:style-name="P28">84.00</text:p>
          </table:table-cell>
          <table:table-cell table:style-name="Table1.B2" office:value-type="float" office:value="11.76">
            <text:p text:style-name="P28">11.76</text:p>
          </table:table-cell>
          <table:table-cell table:style-name="Table1.B2" office:value-type="float" office:value="26.33">
            <text:p text:style-name="P28">26.33</text:p>
          </table:table-cell>
          <table:table-cell table:style-name="Table1.F2" office:value-type="float" office:value="2.24">
            <text:p text:style-name="P28">2.24</text:p>
          </table:table-cell>
        </table:table-row>
        <table:table-row>
          <table:table-cell table:style-name="Table1.A2" office:value-type="float" office:value="160">
            <text:p text:style-name="P28">160</text:p>
          </table:table-cell>
          <table:table-cell table:style-name="Table1.B2" office:value-type="float" office:value="13.82">
            <text:p text:style-name="P28">13.82</text:p>
          </table:table-cell>
          <table:table-cell table:style-name="Table1.B2" office:value-type="float" office:value="88.2">
            <text:p text:style-name="P28">88.20</text:p>
          </table:table-cell>
          <table:table-cell table:style-name="Table1.B2" office:value-type="float" office:value="14.11">
            <text:p text:style-name="P28">14.11</text:p>
          </table:table-cell>
          <table:table-cell table:style-name="Table1.B2" office:value-type="float" office:value="40.25">
            <text:p text:style-name="P28">40.25</text:p>
          </table:table-cell>
          <table:table-cell table:style-name="Table1.F2" office:value-type="float" office:value="2.85">
            <text:p text:style-name="P28">2.85</text:p>
          </table:table-cell>
        </table:table-row>
        <table:table-row>
          <table:table-cell table:style-name="Table1.A2" office:value-type="float" office:value="180">
            <text:p text:style-name="P28">180</text:p>
          </table:table-cell>
          <table:table-cell table:style-name="Table1.B2" office:value-type="float" office:value="22.06">
            <text:p text:style-name="P28">22.06</text:p>
          </table:table-cell>
          <table:table-cell table:style-name="Table1.B2" office:value-type="float" office:value="93.1">
            <text:p text:style-name="P28">93.10</text:p>
          </table:table-cell>
          <table:table-cell table:style-name="Table1.B2" office:value-type="float" office:value="16.76">
            <text:p text:style-name="P28">16.76</text:p>
          </table:table-cell>
          <table:table-cell table:style-name="Table1.B2" office:value-type="float" office:value="64.25">
            <text:p text:style-name="P28">64.25</text:p>
          </table:table-cell>
          <table:table-cell table:style-name="Table1.F2" office:value-type="float" office:value="3.83">
            <text:p text:style-name="P28">3.83</text:p>
          </table:table-cell>
        </table:table-row>
        <table:table-row>
          <table:table-cell table:style-name="Table1.A2" office:value-type="float" office:value="200">
            <text:p text:style-name="P28">200</text:p>
          </table:table-cell>
          <table:table-cell table:style-name="Table1.B2" office:value-type="float" office:value="32.98">
            <text:p text:style-name="P28">32.98</text:p>
          </table:table-cell>
          <table:table-cell table:style-name="Table1.B2" office:value-type="float" office:value="98.2">
            <text:p text:style-name="P28">98.20</text:p>
          </table:table-cell>
          <table:table-cell table:style-name="Table1.B2" office:value-type="float" office:value="19.64">
            <text:p text:style-name="P28">19.64</text:p>
          </table:table-cell>
          <table:table-cell table:style-name="Table1.B2" office:value-type="float" office:value="96.06">
            <text:p text:style-name="P28">96.06</text:p>
          </table:table-cell>
          <table:table-cell table:style-name="Table1.F2" office:value-type="float" office:value="4.89">
            <text:p text:style-name="P28">4.89</text:p>
          </table:table-cell>
        </table:table-row>
        <table:table-row>
          <table:table-cell table:style-name="Table1.A2" office:value-type="float" office:value="220">
            <text:p text:style-name="P28">220</text:p>
          </table:table-cell>
          <table:table-cell table:style-name="Table1.B2" office:value-type="float" office:value="46.92">
            <text:p text:style-name="P28">46.92</text:p>
          </table:table-cell>
          <table:table-cell table:style-name="Table1.B2" office:value-type="float" office:value="102.5">
            <text:p text:style-name="P28">102.50</text:p>
          </table:table-cell>
          <table:table-cell table:style-name="Table1.B2" office:value-type="float" office:value="22.55">
            <text:p text:style-name="P28">22.55</text:p>
          </table:table-cell>
          <table:table-cell table:style-name="Table1.B2" office:value-type="float" office:value="136.66">
            <text:p text:style-name="P28">136.66</text:p>
          </table:table-cell>
          <table:table-cell table:style-name="Table1.F2" office:value-type="float" office:value="6.06">
            <text:p text:style-name="P28">6.06</text:p>
          </table:table-cell>
        </table:table-row>
      </table:table>
      <text:p text:style-name="P12"/>
      <text:p text:style-name="P12">Ocena niepewności wyników pomiarów</text:p>
      <text:p text:style-name="P9"/>
      <text:p text:style-name="P10"><text:tab/><text:span text:style-name="T10">Niepewności maksymalne pomiarów bezpośrednich:</text:span></text:p>
      <text:list xml:id="list5455328469571910761" text:style-name="L4">
        <text:list-item>
          <text:p text:style-name="P5"><text:span text:style-name="T4">odległość Δ</text:span><text:span text:style-name="T19">x</text:span><text:span text:style-name="T4"> = 0,01 [m].</text:span></text:p>
        </text:list-item>
        <text:list-item>
          <text:p text:style-name="P5"><text:span text:style-name="T4">natężenie fotoprądu (ze względu na brak dostepu do instrukcji obsługi fotodiody, korzystamy z niepewności eksperymentatora i przyjmujemy błąd w oparciu o własne doświadczenie) Δ</text:span><text:span text:style-name="T19">i</text:span><text:span text:style-name="T12">f</text:span><text:span text:style-name="T15"> = 0,1 [µA].</text:span></text:p>
        </text:list-item>
        <text:list-item>
          <text:p text:style-name="P5"><text:span text:style-name="T15">napięcie prądu (podczas pomiarów korzystaliśmy z transformatora, z ustalonymi zakresami napięcia z krokiem co 10 [V]) Δ</text:span><text:span text:style-name="T17">U</text:span><text:span text:style-name="T15"> = 10 [V].</text:span></text:p>
        </text:list-item>
        <text:list-item>
          <text:p text:style-name="P5"><text:span text:style-name="T15">natężenie prądu (z powodu braku dostępu do instrukcji jak w przypadku fotodiody, przyjmujemy wartość według intuicji) Δ</text:span><text:span text:style-name="T17">i</text:span><text:span text:style-name="T15"> = 0,1 [µA].</text:span></text:p>
        </text:list-item>
        <text:list-item>
          <text:p text:style-name="P20"><text:span text:style-name="T15">Moc światłówki </text:span><text:span text:style-name="T16">Δ</text:span><text:span text:style-name="T18">P</text:span><text:span text:style-name="T13">św</text:span><text:span text:style-name="T16">= 0.01[W].</text:span></text:p>
        </text:list-item>
        <text:list-item>
          <text:p text:style-name="P20"><text:span text:style-name="T16">Strumień światła Δ</text:span><text:span text:style-name="T18">Φ </text:span><text:span text:style-name="T16">= 0.01[lm]</text:span></text:p>
          <text:p text:style-name="P16"><text:span text:style-name="T5"/></text:p>
        </text:list-item>
      </text:list>
      <text:p text:style-name="P13"><text:span text:style-name="T5"><text:tab/></text:span><text:span text:style-name="T6">Niepewności maksymalne pomiarów:</text:span></text:p>
      <text:list xml:id="list2725130594184352236" text:style-name="L6">
        <text:list-item>
          <text:p text:style-name="P14"><text:span text:style-name="T6">Sprawność świetlna żarówki i światłówki</text:span></text:p>
        </text:list-item>
      </text:list>
      <text:p text:style-name="P13"><text:span text:style-name="T6"/></text:p>
      <text:p text:style-name="P13"><text:span text:style-name="T7"><draw:frame draw:style-name="fr3" draw:name="Object5" text:anchor-type="as-char" svg:y="-0.0764in" svg:width="6.2937in" svg:height="1.0335in" draw:z-index="17"><draw:object xlink:href="./Object 5" xlink:type="simple" xlink:show="embed" xlink:actuate="onLoad"/><draw:image xlink:href="./ObjectReplacements/Object 5" xlink:type="simple" xlink:show="embed" xlink:actuate="onLoad"/></draw:frame></text:span></text:p>
      <text:list xml:id="list7528269776209410382" text:style-name="L8">
        <text:list-item>
          <text:p text:style-name="P15"><text:span text:style-name="T7">Moc żarówki przy napięciu 220V</text:span></text:p>
        </text:list-item>
      </text:list>
      <text:p text:style-name="P13"><text:span text:style-name="T7"/></text:p>
      <text:p text:style-name="P13"><text:span text:style-name="T7"><draw:frame draw:style-name="fr4" draw:name="Object20" text:anchor-type="as-char" svg:width="4.1953in" svg:height="0.2035in" draw:z-index="18"><draw:object xlink:href="./Object 20" xlink:type="simple" xlink:show="embed" xlink:actuate="onLoad"/><draw:image xlink:href="./ObjectReplacements/Object 20" xlink:type="simple" xlink:show="embed" xlink:actuate="onLoad"/></draw:frame></text:span></text:p>
      <text:list xml:id="list7031763954663189912" text:style-name="L12">
        <text:list-item>
          <text:list>
            <text:list-item>
              <text:list>
                <text:list-item>
                  <text:p text:style-name="P18"><text:span text:style-name="T8">Napięce prądu płynącego przez żarówkę o mocy 25W</text:span></text:p>
                </text:list-item>
              </text:list>
            </text:list-item>
          </text:list>
        </text:list-item>
      </text:list>
      <text:p text:style-name="P13"><text:span text:style-name="T7"><text:s/></text:span><text:span text:style-name="T7"><draw:frame draw:style-name="fr3" draw:name="Object21" text:anchor-type="as-char" svg:y="0.1075in" svg:width="5.439in" svg:height="0.4575in" draw:z-index="19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3"><text:span text:style-name="T7"/></text:p>
      <text:p text:style-name="P13"><text:span text:style-name="T7"/></text:p>
      <text:p text:style-name="P13"><text:span text:style-name="T7">Nachylenia prostych </text:span><text:span text:style-name="T7"><draw:frame draw:style-name="fr4" draw:name="Object22" text:anchor-type="as-char" svg:width="3.5957in" svg:height="0.7937in" draw:z-index="20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13"><text:soft-page-break/><text:span text:style-name="T7"/></text:p>
      <text:p text:style-name="P12"><text:span text:style-name="T9">Wnioski</text:span></text:p>
      <text:p text:style-name="P12"><text:span text:style-name="T9"/></text:p>
      <text:p text:style-name="P13"><text:span text:style-name="T7"><text:tab/>Strumień świetlny przykładowej żarówki o mocy 25W wynosi ok. 190 lumenów, natomiast dla żarówki kompaktowej o mocy 10W wynosi on ok. 280 lm (Dane zaczerpnięte ze sklepu internetowego OBI). </text:span></text:p>
      <text:p text:style-name="P13"><text:span text:style-name="T7">Wobec tego nasz pomiar dla żarówki </text:span><text:span text:style-name="T7"><draw:frame draw:style-name="fr1" draw:name="Object19" text:anchor-type="as-char" svg:width="3.1307in" svg:height="0.3929in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7">jest ok. 9 krotnie wyższy, natomiast dla żarówki kompaktowej </text:span><text:span text:style-name="T7"><draw:frame draw:style-name="fr1" draw:name="Object23" text:anchor-type="as-char" svg:width="3.0665in" svg:height="0.3937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7">jest on prawie 20 razy wyższy. Tak duża rozbieżność wyników wynika z kilku czynników panujących na pracowni podczas wykonywania doświadczenia:</text:span></text:p>
      <text:list xml:id="list1661327283015929463" text:style-name="L13">
        <text:list-item>
          <text:p text:style-name="P19"><text:span text:style-name="T8">Po pierwsze, doświadczenie nie było przeprowadzane w idealnej ciemności, z korytarza padało światło, które wpływało na pomiary fotodiody.</text:span></text:p>
        </text:list-item>
        <text:list-item>
          <text:p text:style-name="P19"><text:span text:style-name="T8">Po drugie, podczas trwania doświadczenia, sprzęt elektryczny nagrzewał się, przez co jego wskazania nie były dokładne.</text:span></text:p>
        </text:list-item>
      </text:list>
      <text:p text:style-name="P13"><text:span text:style-name="T7"><text:tab/>Jednak pomimo tak dużych rozbieżności w wynikach, sens eksperymentu został zachowany, ponieważ udało się nam pokazać, że strumień świetlny żarówki kompaktowej o mocy 10 watów, jest większy niż zwykłej żarówki o mocy 25 watów.</text:span></text:p>
      <text:p text:style-name="P13"><text:span text:style-name="T7"><text:tab/>Natomiast w przypadku wykresów sprawności świetlnej żarówki od napięcia oraz sprawności od mocy ustaliliśmy, że najlepszym dopasowaniem w skali podwójnie logarytmicznej jest funkcja kwadratowa. Wykresy zostały wykonane w programie Matlab.</text:span></text:p>
      <text:p text:style-name="P13"><text:span text:style-name="T7"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46M58S</meta:editing-duration>
    <meta:editing-cycles>57</meta:editing-cycles>
    <meta:generator>OpenOffice/4.1.3$Win32 OpenOffice.org_project/413m1$Build-9783</meta:generator>
    <dc:date>2017-10-15T21:17:08.36</dc:date>
    <dc:creator>Jacek </dc:creator>
    <meta:document-statistic meta:table-count="4" meta:image-count="0" meta:object-count="23" meta:page-count="5" meta:paragraph-count="150" meta:word-count="690" meta:character-count="470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sub>
                <mi>Φ</mi>
                <mrow>
                  <mi>n</mi>
                </mrow>
              </msub>
            </mrow>
            <mrow>
              <msub>
                <mi>Φ</mi>
                <mrow>
                  <mi mathvariant="italic">wz</mi>
                </mrow>
              </msub>
            </mrow>
          </mfrac>
          <mo stretchy="false">=</mo>
          <mfrac>
            <mrow>
              <msub>
                <mi>J</mi>
                <mrow>
                  <mi>n</mi>
                </mrow>
              </msub>
            </mrow>
            <mrow>
              <msub>
                <mi>J</mi>
                <mrow>
                  <mi mathvariant="italic">wz</mi>
                </mrow>
              </msub>
            </mrow>
          </mfrac>
        </mrow>
        <mo stretchy="false">=</mo>
        <mfrac>
          <mrow>
            <msub>
              <mi>i</mi>
              <mrow>
                <mi>n</mi>
              </mrow>
            </msub>
          </mrow>
          <mrow>
            <msub>
              <mi>i</mi>
              <mrow>
                <mi mathvariant="italic">wz</mi>
              </mrow>
            </msub>
          </mrow>
        </mfrac>
      </mrow>
    </mrow>
    <annotation encoding="StarMath 5.0">{Φ_{n}} over {Φ_{wz}} = {J_{n}} over {J_{wz}} = {i_{n}} over {i_{wz}} </annotation>
  </semantics>
</math>
</file>

<file path=Object 10/content.xml><?xml version="1.0" encoding="utf-8"?>
<math xmlns="http://www.w3.org/1998/Math/MathML">
  <semantics>
    <mrow>
      <mrow>
        <mrow>
          <mrow>
            <mrow>
              <msub>
                <mi>J</mi>
                <mrow>
                  <mn>2</mn>
                </mrow>
              </msub>
            </mrow>
            <mo stretchy="false">=</mo>
            <mrow>
              <mn>6</mn>
              <mo stretchy="false">⋅</mo>
              <mrow>
                <mfrac>
                  <mrow>
                    <mn>152.51</mn>
                  </mrow>
                  <mrow>
                    <mn>2.06</mn>
                  </mrow>
                </mfrac>
              </mrow>
            </mrow>
          </mrow>
          <mo stretchy="false">=</mo>
          <mn>444.2038</mn>
        </mrow>
        <mo stretchy="false">≈</mo>
        <mn>444.20</mn>
      </mrow>
      <mrow>
        <mo stretchy="false">[</mo>
        <mrow>
          <mi mathvariant="italic">cd</mi>
        </mrow>
        <mo stretchy="false">]</mo>
      </mrow>
    </mrow>
    <annotation encoding="StarMath 5.0">{J_{2}} = 6 cdot {{152.51} over {2.06} } = 444.2038 approx 444.20 [cd]</annotation>
  </semantics>
</math>
</file>

<file path=Object 11/content.xml><?xml version="1.0" encoding="utf-8"?>
<math xmlns="http://www.w3.org/1998/Math/MathML">
  <semantics>
    <mrow>
      <mrow>
        <mrow>
          <msub>
            <mi>Φ</mi>
            <mrow>
              <mi>n</mi>
            </mrow>
          </msub>
        </mrow>
        <mo stretchy="false">=</mo>
        <mrow>
          <mrow>
            <msub>
              <mi>Φ</mi>
              <mrow>
                <mi mathvariant="italic">wz</mi>
              </mrow>
            </msub>
          </mrow>
          <mo stretchy="false">⋅</mo>
          <mrow>
            <mfrac>
              <mrow>
                <msub>
                  <mi>J</mi>
                  <mrow>
                    <mi>n</mi>
                  </mrow>
                </msub>
              </mrow>
              <mrow>
                <msub>
                  <mi>J</mi>
                  <mrow>
                    <mi mathvariant="italic">wz</mi>
                  </mrow>
                </msub>
              </mrow>
            </mfrac>
          </mrow>
        </mrow>
      </mrow>
    </mrow>
    <annotation encoding="StarMath 5.0">{Φ_{n}} = {Φ_{wz}} cdot {{J_{n}} over {J_{wz}}} </annotation>
  </semantics>
</math>
</file>

<file path=Object 12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1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136.66</mn>
                </mrow>
              </mrow>
              <mrow>
                <mn>6</mn>
              </mrow>
            </mfrac>
          </mrow>
          <mo stretchy="false">=</mo>
          <mn>1717.8162</mn>
        </mrow>
        <mo stretchy="false">≈</mo>
        <mn>1717.82</mn>
      </mrow>
      <mrow>
        <mo stretchy="false">[</mo>
        <mrow>
          <mi mathvariant="italic">lm</mi>
        </mrow>
        <mo stretchy="false">]</mo>
      </mrow>
    </mrow>
    <annotation encoding="StarMath 5.0">{Φ_{1}} = {75.42} cdot {136.66} over {6} = 1717.8162 approx 1717.82 [lm]</annotation>
  </semantics>
</math>
</file>

<file path=Object 13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2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444.20</mn>
                </mrow>
              </mrow>
              <mrow>
                <mn>6</mn>
              </mrow>
            </mfrac>
          </mrow>
          <mo stretchy="false">=</mo>
          <mn>5583.594</mn>
        </mrow>
        <mo stretchy="false">≈</mo>
        <mn>5583.59</mn>
      </mrow>
      <mrow>
        <mo stretchy="false">[</mo>
        <mrow>
          <mi mathvariant="italic">lm</mi>
        </mrow>
        <mo stretchy="false">]</mo>
      </mrow>
    </mrow>
    <annotation encoding="StarMath 5.0">{Φ_{2}} = {75.42} cdot {444.20} over {6} = 5583.594 approx 5583.59 [lm]</annotation>
  </semantics>
</math>
</file>

<file path=Object 14/content.xml><?xml version="1.0" encoding="utf-8"?>
<math xmlns="http://www.w3.org/1998/Math/MathML">
  <semantics>
    <mrow>
      <mrow>
        <mrow>
          <mrow>
            <mi>P</mi>
            <mo stretchy="false">=</mo>
            <mrow>
              <mi>U</mi>
              <mo stretchy="false">⋅</mo>
              <mi>I</mi>
            </mrow>
          </mrow>
          <mo stretchy="false">=</mo>
          <mrow>
            <mrow>
              <mn>220</mn>
            </mrow>
            <mo stretchy="false">⋅</mo>
            <mrow>
              <mrow>
                <mn>102.5</mn>
                <mo stretchy="false">⋅</mo>
                <mrow>
                  <msup>
                    <mn>10</mn>
                    <mrow>
                      <mrow>
                        <mo stretchy="false">−</mo>
                        <mn>3</mn>
                      </mrow>
                    </mrow>
                  </msup>
                </mrow>
              </mrow>
            </mrow>
          </mrow>
        </mrow>
        <mo stretchy="false">=</mo>
        <mrow>
          <mo stretchy="false">(</mo>
          <mrow>
            <mrow>
              <mn>22,55</mn>
              <mo stretchy="false">±</mo>
              <mn>22.01</mn>
            </mrow>
          </mrow>
          <mo stretchy="false">)</mo>
        </mrow>
      </mrow>
      <mrow>
        <mo stretchy="false">[</mo>
        <mrow>
          <mi>W</mi>
        </mrow>
        <mo stretchy="false">]</mo>
      </mrow>
    </mrow>
    <annotation encoding="StarMath 5.0">P = U cdot I = {220} cdot {102.5 cdot {10^{-3 }}}=(22,55+-22.01) [W]</annotation>
  </semantics>
</math>
</file>

<file path=Object 15/content.xml><?xml version="1.0" encoding="utf-8"?>
<math xmlns="http://www.w3.org/1998/Math/MathML">
  <semantics>
    <mrow>
      <mrow>
        <mrow>
          <msub>
            <mi>η</mi>
            <mrow>
              <mi>n</mi>
            </mrow>
          </msub>
        </mrow>
        <mo stretchy="false">=</mo>
        <mrow>
          <mfrac>
            <mrow>
              <msub>
                <mi>Φ</mi>
                <mrow>
                  <mi>n</mi>
                </mrow>
              </msub>
            </mrow>
            <mrow>
              <msub>
                <mi>P</mi>
                <mrow>
                  <mi>n</mi>
                </mrow>
              </msub>
            </mrow>
          </mfrac>
        </mrow>
      </mrow>
    </mrow>
    <annotation encoding="StarMath 5.0">{η_{n}} = {{Φ_{n}} over {P_{n}}} </annotation>
  </semantics>
</math>
</file>

<file path=Object 16/content.xml><?xml version="1.0" encoding="utf-8"?>
<math xmlns="http://www.w3.org/1998/Math/MathML">
  <semantics>
    <mrow>
      <mrow>
        <mrow>
          <mrow>
            <mrow>
              <mrow>
                <msub>
                  <mi>η</mi>
                  <mrow>
                    <mn>1</mn>
                  </mrow>
                </msub>
              </mrow>
              <mo stretchy="false">=</mo>
              <mrow>
                <mfrac>
                  <mrow>
                    <msub>
                      <mi>Φ</mi>
                      <mrow>
                        <mn>1</mn>
                      </mrow>
                    </msub>
                  </mrow>
                  <mrow>
                    <msub>
                      <mi>P</mi>
                      <mrow>
                        <mn>1</mn>
                      </mrow>
                    </msub>
                  </mrow>
                </mfrac>
              </mrow>
            </mrow>
            <mo stretchy="false">=</mo>
            <mfrac>
              <mrow>
                <mn>1717.82</mn>
              </mrow>
              <mrow>
                <mn>25</mn>
              </mrow>
            </mfrac>
          </mrow>
          <mo stretchy="false">=</mo>
          <mn>66.7128</mn>
        </mrow>
        <mo stretchy="false">≈</mo>
        <mrow>
          <mo stretchy="false">(</mo>
          <mrow>
            <mrow>
              <mn>68.71</mn>
              <mo stretchy="false">±</mo>
              <mn>0.28</mn>
            </mrow>
          </mrow>
          <mo stretchy="false">)</mo>
        </mrow>
      </mrow>
    </mrow>
    <annotation encoding="StarMath 5.0">{η_{1}} = {{Φ_{1}} over {P_{1}}} = {1717.82} over {25} = 66.7128 approx (68.71 +-0.28) </annotation>
  </semantics>
</math>
</file>

<file path=Object 17/content.xml><?xml version="1.0" encoding="utf-8"?>
<math xmlns="http://www.w3.org/1998/Math/MathML">
  <semantics>
    <mrow>
      <mrow>
        <mrow>
          <mrow>
            <mrow>
              <mrow>
                <msub>
                  <mi>η</mi>
                  <mrow>
                    <mn>2</mn>
                  </mrow>
                </msub>
              </mrow>
              <mo stretchy="false">=</mo>
              <mrow>
                <mfrac>
                  <mrow>
                    <msub>
                      <mi>Φ</mi>
                      <mrow>
                        <mn>2</mn>
                      </mrow>
                    </msub>
                  </mrow>
                  <mrow>
                    <msub>
                      <mi>P</mi>
                      <mrow>
                        <mn>2</mn>
                      </mrow>
                    </msub>
                  </mrow>
                </mfrac>
              </mrow>
            </mrow>
            <mo stretchy="false">=</mo>
            <mfrac>
              <mrow>
                <mn>5583.59</mn>
              </mrow>
              <mrow>
                <mn>10</mn>
              </mrow>
            </mfrac>
          </mrow>
          <mo stretchy="false">=</mo>
          <mn>558.359</mn>
        </mrow>
        <mo stretchy="false">≈</mo>
        <mrow>
          <mo stretchy="false">(</mo>
          <mrow>
            <mrow>
              <mn>558.36</mn>
              <mo stretchy="false">±</mo>
              <mn>1.56</mn>
            </mrow>
          </mrow>
          <mo stretchy="false">)</mo>
        </mrow>
      </mrow>
    </mrow>
    <annotation encoding="StarMath 5.0">{η_{2}} = {{Φ_{2}} over {P_{2}}} = {5583.59} over {10} = 558.359 approx (558.36 +- 1.56) </annotation>
  </semantics>
</math>
</file>

<file path=Object 18/content.xml><?xml version="1.0" encoding="utf-8"?>
<math xmlns="http://www.w3.org/1998/Math/MathML">
  <semantics>
    <mrow>
      <mrow>
        <mrow>
          <mrow>
            <mfrac>
              <mrow>
                <msub>
                  <mi>η</mi>
                  <mrow>
                    <mn>2</mn>
                  </mrow>
                </msub>
              </mrow>
              <mrow>
                <msub>
                  <mi>η</mi>
                  <mrow>
                    <mn>1</mn>
                  </mrow>
                </msub>
              </mrow>
            </mfrac>
            <mo stretchy="false">=</mo>
            <mfrac>
              <mn>558.36</mn>
              <mn>76.18</mn>
            </mfrac>
          </mrow>
          <mo stretchy="false">=</mo>
          <mn>7.3294</mn>
        </mrow>
        <mo stretchy="false">≈</mo>
        <mn>7.33</mn>
      </mrow>
    </mrow>
    <annotation encoding="StarMath 5.0">{η_{2}} over {η_{1}} = 558.36 over 76.18 = 7.3294 approx 7.33</annotation>
  </semantics>
</math>
</file>

<file path=Object 19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1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136.66</mn>
                </mrow>
              </mrow>
              <mrow>
                <mn>6</mn>
              </mrow>
            </mfrac>
          </mrow>
          <mo stretchy="false">=</mo>
          <mn>1717.8162</mn>
        </mrow>
        <mo stretchy="false">≈</mo>
        <mn>1717.82</mn>
      </mrow>
      <mrow>
        <mo stretchy="false">[</mo>
        <mrow>
          <mi mathvariant="italic">lm</mi>
        </mrow>
        <mo stretchy="false">]</mo>
      </mrow>
    </mrow>
    <annotation encoding="StarMath 5.0">{Φ_{1}} = {75.42} cdot {136.66} over {6} = 1717.8162 approx 1717.82 [lm]</annotation>
  </semantics>
</math>
</file>

<file path=Object 2/content.xml><?xml version="1.0" encoding="utf-8"?>
<math xmlns="http://www.w3.org/1998/Math/MathML">
  <semantics>
    <mrow>
      <mrow>
        <mrow>
          <msub>
            <mi>Φ</mi>
            <mrow>
              <mi mathvariant="italic">wz</mi>
            </mrow>
          </msub>
          <mo stretchy="false">=</mo>
          <mn>4πΝ</mn>
        </mrow>
        <mo stretchy="false">=</mo>
        <mrow>
          <mn>12.57</mn>
          <mo stretchy="false">×</mo>
          <mi>N</mi>
        </mrow>
      </mrow>
    </mrow>
    <annotation encoding="StarMath 5.0">Φ_{wz} = 4πΝ = 12.57 times N</annotation>
  </semantics>
</math>
</file>

<file path=Object 20/content.xml><?xml version="1.0" encoding="utf-8"?>
<math xmlns="http://www.w3.org/1998/Math/MathML">
  <semantics>
    <mrow>
      <mrow>
        <mrow>
          <mrow>
            <mrow>
              <mi mathvariant="italic">ΔP</mi>
              <mo stretchy="false">=</mo>
              <mrow>
                <mfenced open="∣" close="∣">
                  <mrow>
                    <mrow>
                      <mi>i</mi>
                      <mo stretchy="false">⋅</mo>
                      <mi mathvariant="italic">ΔU</mi>
                    </mrow>
                  </mrow>
                </mfenced>
                <mo stretchy="false">+</mo>
                <mfenced open="∣" close="∣">
                  <mrow>
                    <mrow>
                      <mi>U</mi>
                      <mo stretchy="false">⋅</mo>
                      <mi mathvariant="italic">Δi</mi>
                    </mrow>
                  </mrow>
                </mfenced>
              </mrow>
            </mrow>
            <mo stretchy="false">=</mo>
            <mrow>
              <mrow>
                <mn>0.1025</mn>
                <mo stretchy="false">⋅</mo>
                <mn>0.1</mn>
              </mrow>
              <mo stretchy="false">+</mo>
              <mrow>
                <mn>220</mn>
                <mo stretchy="false">⋅</mo>
                <mn>0.1</mn>
              </mrow>
            </mrow>
          </mrow>
          <mo stretchy="false">=</mo>
          <mn>22.01025</mn>
        </mrow>
        <mo stretchy="false">≈</mo>
        <mn>22.01</mn>
      </mrow>
    </mrow>
    <annotation encoding="StarMath 5.0">ΔP = left lline i cdot ΔU right lline + left lline U cdot Δi right lline = 0.1025 cdot 0.1 + 220 cdot 0.1 = 22.01025 approx 22.01</annotation>
  </semantics>
</math>
</file>

<file path=Object 21/content.xml><?xml version="1.0" encoding="utf-8"?>
<math xmlns="http://www.w3.org/1998/Math/MathML">
  <semantics>
    <mrow>
      <mi>Δ</mi>
      <mrow>
        <mrow>
          <mrow>
            <mrow>
              <mrow>
                <mi>U</mi>
              </mrow>
              <mo stretchy="false">=</mo>
              <mrow>
                <mrow>
                  <mfenced open="∣" close="∣">
                    <mrow>
                      <mrow>
                        <mfrac>
                          <mrow>
                            <mrow>
                              <mrow>
                                <mn>1</mn>
                                <mo stretchy="false">⋅</mo>
                                <mi>i</mi>
                              </mrow>
                              <mo stretchy="false">−</mo>
                              <mrow>
                                <mi>P</mi>
                                <mo stretchy="false">⋅</mo>
                                <mn>0</mn>
                              </mrow>
                            </mrow>
                          </mrow>
                          <mrow>
                            <msup>
                              <mi>i</mi>
                              <mrow>
                                <mn>2</mn>
                              </mrow>
                            </msup>
                          </mrow>
                        </mfrac>
                      </mrow>
                    </mrow>
                  </mfenced>
                  <mo stretchy="false">⋅</mo>
                  <mi mathvariant="italic">ΔP</mi>
                </mrow>
                <mo stretchy="false">+</mo>
                <mrow>
                  <mfenced open="∣" close="∣">
                    <mrow>
                      <mrow>
                        <mfrac>
                          <mrow>
                            <mrow>
                              <mrow>
                                <mn>0</mn>
                                <mo stretchy="false">⋅</mo>
                                <mi>i</mi>
                              </mrow>
                              <mo stretchy="false">−</mo>
                              <mrow>
                                <mi>P</mi>
                                <mo stretchy="false">⋅</mo>
                                <mn>1</mn>
                              </mrow>
                            </mrow>
                          </mrow>
                          <mrow>
                            <msup>
                              <mi>i</mi>
                              <mrow>
                                <mn>2</mn>
                              </mrow>
                            </msup>
                          </mrow>
                        </mfrac>
                      </mrow>
                    </mrow>
                  </mfenced>
                  <mo stretchy="false">⋅</mo>
                  <mi mathvariant="italic">Δi</mi>
                </mrow>
              </mrow>
            </mrow>
            <mo stretchy="false">=</mo>
            <mrow>
              <mfrac>
                <mn>0.01</mn>
                <mn>0.1025</mn>
              </mfrac>
              <mo stretchy="false">+</mo>
              <mrow>
                <mrow>
                  <mfrac>
                    <mn>25</mn>
                    <msup>
                      <mn>0.1025</mn>
                      <mn>2</mn>
                    </msup>
                  </mfrac>
                  <mo stretchy="false">⋅</mo>
                  <mn>0.1</mn>
                </mrow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</mrow>
          </mrow>
          <mo stretchy="false">=</mo>
          <mn>0.33551</mn>
        </mrow>
        <mo stretchy="false">≈</mo>
        <mn>0.34</mn>
      </mrow>
    </mrow>
    <annotation encoding="StarMath 5.0">Δ{U} =left lline {{1 cdot i - P cdot 0 } over {i^{2}} } right rline cdot ΔP + left lline {{0 cdot i - P cdot 1 } over {i^{2}} } right rline cdot Δi = 0.01 over 0.1025 + 25 over 0.1025^2 cdot 0.1 cdot 10^-3 = 0.33551 approx 0.34</annotation>
  </semantics>
</math>
</file>

<file path=Object 22/content.xml><?xml version="1.0" encoding="utf-8"?>
<math xmlns="http://www.w3.org/1998/Math/MathML">
  <semantics>
    <mtable>
      <mtr>
        <mtd>
          <mrow>
            <mi>tan</mi>
            <mrow>
              <mrow>
                <mrow>
                  <mrow>
                    <mi>α</mi>
                    <mo stretchy="false">=</mo>
                    <mfrac>
                      <mrow>
                        <mrow>
                          <mi mathvariant="italic">log2.25</mi>
                          <mo stretchy="false">−</mo>
                          <mi>log</mi>
                        </mrow>
                        <mrow>
                          <mn>1.5</mn>
                        </mrow>
                      </mrow>
                      <mrow>
                        <mi>log</mi>
                        <mrow>
                          <mrow>
                            <mn>11.8</mn>
                          </mrow>
                          <mo stretchy="false">−</mo>
                          <mi>log</mi>
                        </mrow>
                        <mrow>
                          <mn>9.3</mn>
                        </mrow>
                      </mrow>
                    </mfrac>
                  </mrow>
                  <mo stretchy="false">=</mo>
                  <mfrac>
                    <mrow>
                      <mrow>
                        <mn>0.352</mn>
                        <mo stretchy="false">−</mo>
                        <mn>0.176</mn>
                      </mrow>
                    </mrow>
                    <mrow>
                      <mrow>
                        <mn>1.017</mn>
                        <mo stretchy="false">−</mo>
                        <mn>0.968</mn>
                      </mrow>
                    </mrow>
                  </mfrac>
                </mrow>
                <mo stretchy="false">=</mo>
                <mn>1.703</mn>
              </mrow>
              <mo stretchy="false">≈</mo>
              <mn>1.7</mn>
            </mrow>
          </mrow>
        </mtd>
      </mtr>
      <mtr>
        <mtd>
          <mrow>
            <mi>tan</mi>
            <mrow>
              <mrow>
                <mi>ß</mi>
                <mo stretchy="false">=</mo>
                <mfrac>
                  <mrow>
                    <mi>log</mi>
                    <mrow>
                      <mn>2.25</mn>
                      <mo stretchy="false">−</mo>
                      <mi>log</mi>
                    </mrow>
                    <mn>1.5</mn>
                  </mrow>
                  <mrow>
                    <mi>log</mi>
                    <mrow>
                      <mn>140</mn>
                      <mo stretchy="false">−</mo>
                      <mi>log</mi>
                    </mrow>
                    <mn>120</mn>
                  </mrow>
                </mfrac>
              </mrow>
              <mo stretchy="false">≈</mo>
              <mn>2.63</mn>
            </mrow>
          </mrow>
        </mtd>
      </mtr>
    </mtable>
    <annotation encoding="StarMath 5.0">tan α = {log2.25 - log{1.5} } over {log{11.8} - log{9.3}}= {0.352 - 0.176} over {1.017 - 0.968} = 1.703 approx 1.7 newline tan ß = {log 2.25 - log 1.5} over {log 140 - log 120} approx 2.63</annotation>
  </semantics>
</math>
</file>

<file path=Object 23/content.xml><?xml version="1.0" encoding="utf-8"?>
<math xmlns="http://www.w3.org/1998/Math/MathML">
  <semantics>
    <mrow>
      <mrow>
        <mrow>
          <mrow>
            <mrow>
              <msub>
                <mi>Φ</mi>
                <mrow>
                  <mn>2</mn>
                </mrow>
              </msub>
            </mrow>
            <mo stretchy="false">=</mo>
            <mfrac>
              <mrow>
                <mrow>
                  <mn>75.42</mn>
                </mrow>
                <mo stretchy="false">⋅</mo>
                <mrow>
                  <mn>444.20</mn>
                </mrow>
              </mrow>
              <mrow>
                <mn>6</mn>
              </mrow>
            </mfrac>
          </mrow>
          <mo stretchy="false">=</mo>
          <mn>5583.594</mn>
        </mrow>
        <mo stretchy="false">≈</mo>
        <mn>5583.59</mn>
      </mrow>
      <mrow>
        <mo stretchy="false">[</mo>
        <mrow>
          <mi mathvariant="italic">lm</mi>
        </mrow>
        <mo stretchy="false">]</mo>
      </mrow>
    </mrow>
    <annotation encoding="StarMath 5.0">{Φ_{2}} = {75.42} cdot {444.20} over {6} = 5583.594 approx 5583.59 [lm]</annotation>
  </semantics>
</math>
</file>

<file path=Object 3/content.xml><?xml version="1.0" encoding="utf-8"?>
<math xmlns="http://www.w3.org/1998/Math/MathML">
  <semantics>
    <mrow>
      <msub>
        <mi>i</mi>
        <mrow>
          <mi>n</mi>
        </mrow>
      </msub>
    </mrow>
    <annotation encoding="StarMath 5.0">i_{n}</annotation>
  </semantics>
</math>
</file>

<file path=Object 4/content.xml><?xml version="1.0" encoding="utf-8"?>
<math xmlns="http://www.w3.org/1998/Math/MathML">
  <semantics>
    <mrow>
      <mrow>
        <mrow>
          <msub>
            <mi>i</mi>
            <mrow>
              <mn>1</mn>
            </mrow>
          </msub>
        </mrow>
        <mo stretchy="false">=</mo>
        <mfrac>
          <mrow>
            <mn>1</mn>
          </mrow>
          <mrow>
            <mi>n</mi>
          </mrow>
        </mfrac>
      </mrow>
      <mrow>
        <mrow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row>
                <mn>5</mn>
              </mrow>
            </munderover>
            <msub>
              <mi>i</mi>
              <mrow>
                <mi>k</mi>
              </mrow>
            </msub>
          </mrow>
          <mo stretchy="false">=</mo>
          <mfrac>
            <mrow>
              <mrow>
                <mrow>
                  <mrow>
                    <mrow>
                      <mn>2.0</mn>
                      <mo stretchy="false">+</mo>
                      <mn>2.1</mn>
                    </mrow>
                    <mo stretchy="false">+</mo>
                    <mn>2.2</mn>
                  </mrow>
                  <mo stretchy="false">+</mo>
                  <mn>2.0</mn>
                </mrow>
                <mo stretchy="false">+</mo>
                <mn>2.0</mn>
              </mrow>
            </mrow>
            <mrow>
              <mn>5</mn>
            </mrow>
          </mfrac>
        </mrow>
        <mo stretchy="false">=</mo>
        <mn>2.06</mn>
      </mrow>
      <mrow>
        <mo stretchy="false">[</mo>
        <mrow>
          <mi mathvariant="italic">µA</mi>
        </mrow>
        <mo stretchy="false">]</mo>
      </mrow>
    </mrow>
    <annotation encoding="StarMath 5.0">{i_{1}}={1} over {n} sum from{k = 1} to{5} i_{k} = {2.0 + 2.1 + 2.2 + 2.0 + 2.0} over {5} = 2.06 [µA]</annotation>
  </semantics>
</math>
</file>

<file path=Object 5/content.xml><?xml version="1.0" encoding="utf-8"?>
<math xmlns="http://www.w3.org/1998/Math/MathML">
  <semantics>
    <mtable>
      <mtr>
        <mtd>
          <mrow>
            <mi>Δ</mi>
            <mrow>
              <mrow>
                <mrow>
                  <mrow>
                    <mrow>
                      <msub>
                        <mi>η</mi>
                        <mrow>
                          <mi>ż</mi>
                        </mrow>
                      </msub>
                    </mrow>
                    <mo stretchy="false">=</mo>
                    <mrow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1</mn>
                                      <mo stretchy="false">⋅</mo>
                                      <msub>
                                        <mi>P</mi>
                                        <mrow>
                                          <mi>ż</mi>
                                        </mrow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>ż</mi>
                                        </mrow>
                                      </msub>
                                      <mo stretchy="false">⋅</mo>
                                      <mn>0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>ż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Φ</mi>
                          <mi>ż</mi>
                        </msub>
                      </mrow>
                      <mo stretchy="false">+</mo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0</mn>
                                      <mo stretchy="false">⋅</mo>
                                      <msub>
                                        <mi>P</mi>
                                        <mi>ż</mi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>ż</mi>
                                        </mrow>
                                      </msub>
                                      <mo stretchy="false">⋅</mo>
                                      <mn>1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>ż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P</mi>
                          <mi>ż</mi>
                        </msub>
                      </mrow>
                    </mrow>
                  </mrow>
                  <mo stretchy="false">=</mo>
                  <mrow>
                    <mrow>
                      <mn>25</mn>
                      <mo stretchy="false">⋅</mo>
                      <mn>0.01</mn>
                    </mrow>
                    <mo stretchy="false">+</mo>
                    <mrow>
                      <mfrac>
                        <mn>1717.82</mn>
                        <msup>
                          <mn>25</mn>
                          <mn>2</mn>
                        </msup>
                      </mfrac>
                      <mo stretchy="false">⋅</mo>
                      <mn>0.01</mn>
                    </mrow>
                  </mrow>
                </mrow>
                <mo stretchy="false">=</mo>
                <mn>0.27748</mn>
              </mrow>
              <mo stretchy="false">≈</mo>
              <mn>0.28</mn>
            </mrow>
          </mrow>
        </mtd>
      </mtr>
      <mtr>
        <mtd>
          <mrow>
            <mi>Δ</mi>
            <mrow>
              <mrow>
                <mrow>
                  <mrow>
                    <mrow>
                      <msub>
                        <mi>η</mi>
                        <mrow>
                          <mi mathvariant="italic">św</mi>
                        </mrow>
                      </msub>
                    </mrow>
                    <mo stretchy="false">=</mo>
                    <mrow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1</mn>
                                      <mo stretchy="false">⋅</mo>
                                      <msub>
                                        <mi>P</mi>
                                        <mrow>
                                          <mi mathvariant="italic">św</mi>
                                        </mrow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 mathvariant="italic">św</mi>
                                        </mrow>
                                      </msub>
                                      <mo stretchy="false">⋅</mo>
                                      <mn>0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 mathvariant="italic">św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Φ</mi>
                          <mi mathvariant="italic">św</mi>
                        </msub>
                      </mrow>
                      <mo stretchy="false">+</mo>
                      <mrow>
                        <mfenced open="∣" close="∣">
                          <mrow>
                            <mrow>
                              <mfrac>
                                <mrow>
                                  <mrow>
                                    <mrow>
                                      <mn>0</mn>
                                      <mo stretchy="false">⋅</mo>
                                      <msub>
                                        <mi>P</mi>
                                        <mi mathvariant="italic">św</mi>
                                      </msub>
                                    </mrow>
                                    <mo stretchy="false">−</mo>
                                    <mrow>
                                      <msub>
                                        <mi>Φ</mi>
                                        <mrow>
                                          <mi mathvariant="italic">św</mi>
                                        </mrow>
                                      </msub>
                                      <mo stretchy="false">⋅</mo>
                                      <mn>1</mn>
                                    </mrow>
                                  </mrow>
                                </mrow>
                                <mrow>
                                  <msubsup>
                                    <mi>P</mi>
                                    <mi mathvariant="italic">św</mi>
                                    <mrow>
                                      <mn>2</mn>
                                    </mrow>
                                  </msubsup>
                                </mrow>
                              </mfrac>
                            </mrow>
                          </mrow>
                        </mfenced>
                        <mo stretchy="false">⋅</mo>
                        <msub>
                          <mi mathvariant="italic">ΔP</mi>
                          <mi mathvariant="italic">św</mi>
                        </msub>
                      </mrow>
                    </mrow>
                  </mrow>
                  <mo stretchy="false">=</mo>
                  <mrow>
                    <mrow>
                      <mn>10</mn>
                      <mo stretchy="false">⋅</mo>
                      <mn>0.01</mn>
                    </mrow>
                    <mo stretchy="false">+</mo>
                    <mrow>
                      <mfrac>
                        <mn>5583.59</mn>
                        <msup>
                          <mn>10</mn>
                          <mn>2</mn>
                        </msup>
                      </mfrac>
                      <mo stretchy="false">⋅</mo>
                      <mn>0.01</mn>
                    </mrow>
                  </mrow>
                </mrow>
                <mo stretchy="false">=</mo>
                <mn>1.558359</mn>
              </mrow>
              <mo stretchy="false">≈</mo>
              <mn>1.56</mn>
            </mrow>
          </mrow>
        </mtd>
      </mtr>
    </mtable>
    <annotation encoding="StarMath 5.0">Δ{η_{ż}} =left lline {{1 cdot P_{ż} - Φ_{ż} cdot 0 } over {P_ż^{2}} } right rline cdot ΔΦ_ż + left lline {{0 cdot P_ż - Φ_{ż} cdot 1 } over {P_ż^{2}} } right rline cdot ΔP_ż = 25 cdot 0.01 + 1717.82 over 25^2 cdot 0.01 = 0.27748 approx 0.28 newline 
Δ{η_{św}} =left lline {{1 cdot P_{św} - Φ_{św} cdot 0 } over {P_św^{2}} } right rline cdot ΔΦ_św + left lline {{0 cdot P_św - Φ_{św} cdot 1 } over {P_św^{2}} } right rline cdot ΔP_św = 10 cdot 0.01 + 5583.59 over 10^2 cdot 0.01 = 1.558359 approx 1.56</annotation>
  </semantics>
</math>
</file>

<file path=Object 6/content.xml><?xml version="1.0" encoding="utf-8"?>
<math xmlns="http://www.w3.org/1998/Math/MathML">
  <semantics>
    <mrow>
      <mrow>
        <msub>
          <mi>i</mi>
          <mrow>
            <mn>2</mn>
          </mrow>
        </msub>
        <mo stretchy="false">=</mo>
        <mfrac>
          <mn>1</mn>
          <mi>n</mi>
        </mfrac>
      </mrow>
      <mrow>
        <mrow>
          <mrow>
            <munderover>
              <mo stretchy="false">∑</mo>
              <mrow>
                <mi>k</mi>
                <mo stretchy="false">=</mo>
                <mn>1</mn>
              </mrow>
              <mn>10</mn>
            </munderover>
            <msub>
              <mi>i</mi>
              <mi>k</mi>
            </msub>
          </mrow>
          <mo stretchy="false">=</mo>
          <mn>152.5090</mn>
        </mrow>
        <mo stretchy="false">≈</mo>
        <mn>152.51</mn>
      </mrow>
      <mrow>
        <mo stretchy="false">[</mo>
        <mrow>
          <mi mathvariant="italic">µA</mi>
        </mrow>
        <mo stretchy="false">]</mo>
      </mrow>
    </mrow>
    <annotation encoding="StarMath 5.0">i_{2}=1 over n sum from k=1 to 10 i_k = 152.5090 approx 152.51 [µA]</annotation>
  </semantics>
</math>
</file>

<file path=Object 7/content.xml><?xml version="1.0" encoding="utf-8"?>
<math xmlns="http://www.w3.org/1998/Math/MathML">
  <semantics>
    <mrow>
      <mrow>
        <mrow>
          <msub>
            <mi>Φ</mi>
            <mrow>
              <mi mathvariant="italic">wz</mi>
            </mrow>
          </msub>
          <mo stretchy="false">=</mo>
          <mrow>
            <mn>12.57</mn>
            <mo stretchy="false">×</mo>
            <mn>6</mn>
          </mrow>
        </mrow>
        <mo stretchy="false">=</mo>
        <mn>75.42</mn>
      </mrow>
      <mrow>
        <mo stretchy="false">[</mo>
        <mrow>
          <mi mathvariant="italic">lm</mi>
        </mrow>
        <mo stretchy="false">]</mo>
      </mrow>
    </mrow>
    <annotation encoding="StarMath 5.0">Φ_{wz} = 12.57 times 6 = 75.42  [lm]</annotation>
  </semantics>
</math>
</file>

<file path=Object 8/content.xml><?xml version="1.0" encoding="utf-8"?>
<math xmlns="http://www.w3.org/1998/Math/MathML">
  <semantics>
    <mrow>
      <mrow>
        <mrow>
          <msub>
            <mi>J</mi>
            <mrow>
              <mi>n</mi>
            </mrow>
          </msub>
        </mrow>
        <mo stretchy="false">=</mo>
        <mrow>
          <msub>
            <mi>J</mi>
            <mrow>
              <mi mathvariant="italic">wz</mi>
            </mrow>
          </msub>
          <mo stretchy="false">⋅</mo>
          <mrow>
            <mfrac>
              <mrow>
                <msub>
                  <mi>i</mi>
                  <mrow>
                    <mi>n</mi>
                  </mrow>
                </msub>
              </mrow>
              <mrow>
                <msub>
                  <mi>i</mi>
                  <mrow>
                    <mi mathvariant="italic">wz</mi>
                  </mrow>
                </msub>
              </mrow>
            </mfrac>
          </mrow>
        </mrow>
      </mrow>
    </mrow>
    <annotation encoding="StarMath 5.0">{J_{n}} = J_{wz} cdot {{i_{n}} over {i_{wz}} }</annotation>
  </semantics>
</math>
</file>

<file path=Object 9/content.xml><?xml version="1.0" encoding="utf-8"?>
<math xmlns="http://www.w3.org/1998/Math/MathML">
  <semantics>
    <mrow>
      <mrow>
        <mrow>
          <mrow>
            <mrow>
              <msub>
                <mi>J</mi>
                <mrow>
                  <mn>1</mn>
                </mrow>
              </msub>
            </mrow>
            <mo stretchy="false">=</mo>
            <mrow>
              <mn>6</mn>
              <mo stretchy="false">⋅</mo>
              <mrow>
                <mfrac>
                  <mrow>
                    <mn>46.92</mn>
                  </mrow>
                  <mrow>
                    <mn>2.06</mn>
                  </mrow>
                </mfrac>
              </mrow>
            </mrow>
          </mrow>
          <mo stretchy="false">=</mo>
          <mn>136.66019</mn>
        </mrow>
        <mo stretchy="false">≈</mo>
        <mn>136.66</mn>
      </mrow>
      <mrow>
        <mo stretchy="false">[</mo>
        <mrow>
          <mi mathvariant="italic">cd</mi>
        </mrow>
        <mo stretchy="false">]</mo>
      </mrow>
    </mrow>
    <annotation encoding="StarMath 5.0">{J_{1}} = 6 cdot {{46.92} over {2.06} } = 136.66019 approx 136.66 [cd]</annotation>
  </semantics>
</math>
</file>